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" svg:font-family="Ubuntu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officeooo:paragraph-rsid="001f4eb6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Ubuntu"/>
    </style:style>
    <style:style style:name="P4" style:family="paragraph" style:parent-style-name="Contents_20_2">
      <style:text-properties style:font-name="Ubuntu" officeooo:paragraph-rsid="001f4eb6"/>
    </style:style>
    <style:style style:name="P5" style:family="paragraph" style:parent-style-name="Contents_20_2">
      <style:text-properties style:font-name="Ubuntu" style:text-underline-style="none" fo:font-weight="normal" officeooo:paragraph-rsid="00203661" style:font-weight-asian="normal" style:font-weight-complex="normal"/>
    </style:style>
    <style:style style:name="P6" style:family="paragraph" style:parent-style-name="Contents_20_2">
      <style:text-properties officeooo:paragraph-rsid="001f4eb6"/>
    </style:style>
    <style:style style:name="P7" style:family="paragraph" style:parent-style-name="Heading_20_2">
      <style:paragraph-properties fo:margin-left="0cm" fo:margin-right="0cm" fo:text-indent="0cm" style:auto-text-indent="false"/>
      <style:text-properties officeooo:paragraph-rsid="00221cea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Ubuntu" fo:font-weight="normal" officeooo:rsid="001a6459" officeooo:paragraph-rsid="00221cea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Ubuntu" fo:font-weight="normal" officeooo:rsid="000ffa69" officeooo:paragraph-rsid="00221cea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Ubuntu" fo:font-weight="normal" officeooo:rsid="006d4bb8" officeooo:paragraph-rsid="00221cea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Ubuntu" fo:font-size="12pt" fo:font-weight="normal" officeooo:paragraph-rsid="00221cea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style:font-name="Ubuntu" fo:letter-spacing="normal" fo:language="en" fo:country="none" fo:font-style="normal" fo:font-weight="normal" officeooo:rsid="0039b352" officeooo:paragraph-rsid="00221cea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style:font-name="Ubuntu" fo:letter-spacing="normal" fo:language="en" fo:country="none" fo:font-style="normal" fo:font-weight="normal" officeooo:rsid="003224bc" officeooo:paragraph-rsid="00221cea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style:font-name="Ubuntu" fo:font-size="12pt" fo:letter-spacing="normal" fo:language="en" fo:country="none" fo:font-style="normal" fo:font-weight="normal" officeooo:rsid="00385cea" officeooo:paragraph-rsid="00221ce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style:font-name="Ubuntu" fo:font-size="12pt" fo:letter-spacing="normal" fo:language="en" fo:country="none" fo:font-style="normal" fo:font-weight="normal" officeooo:rsid="004e8ec3" officeooo:paragraph-rsid="00221cea" style:font-size-asian="12pt" style:font-weight-asian="normal" style:font-size-complex="12pt" style:font-weight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officeooo:paragraph-rsid="001f4eb6"/>
    </style:style>
    <style:style style:name="P17" style:family="paragraph" style:parent-style-name="Contents_20_1">
      <style:text-properties style:font-name="Ubuntu" style:text-underline-style="none" fo:font-weight="normal" officeooo:paragraph-rsid="00203661" style:font-weight-asian="normal" style:font-weight-complex="normal"/>
    </style:style>
    <style:style style:name="P18" style:family="paragraph" style:parent-style-name="Contents_20_1">
      <style:text-properties style:font-name="Ubuntu" style:text-underline-style="none" fo:font-weight="normal" officeooo:paragraph-rsid="002063fd" style:font-weight-asian="normal" style:font-weight-complex="normal"/>
    </style:style>
    <style:style style:name="P19" style:family="paragraph" style:parent-style-name="Contents_20_1">
      <style:text-properties officeooo:paragraph-rsid="001f4eb6"/>
    </style:style>
    <style:style style:name="P20" style:family="paragraph" style:parent-style-name="Standard">
      <style:text-properties officeooo:paragraph-rsid="00221cea"/>
    </style:style>
    <style:style style:name="P21" style:family="paragraph" style:parent-style-name="Standard">
      <style:paragraph-properties fo:margin-top="0cm" fo:margin-bottom="0cm" style:contextual-spacing="false"/>
      <style:text-properties style:font-name="Ubuntu" officeooo:paragraph-rsid="00221cea"/>
    </style:style>
    <style:style style:name="P22" style:family="paragraph" style:parent-style-name="Standard">
      <style:paragraph-properties fo:margin-top="0cm" fo:margin-bottom="0cm" style:contextual-spacing="false"/>
      <style:text-properties style:font-name="Ubuntu" fo:font-weight="normal" officeooo:rsid="000ffa69" officeooo:paragraph-rsid="00221cea" style:font-weight-asian="normal" style:font-weight-complex="normal"/>
    </style:style>
    <style:style style:name="P23" style:family="paragraph" style:parent-style-name="Standard">
      <style:paragraph-properties fo:margin-top="0cm" fo:margin-bottom="0cm" style:contextual-spacing="false"/>
      <style:text-properties style:font-name="Ubuntu" fo:font-weight="normal" officeooo:rsid="0021f945" officeooo:paragraph-rsid="00221cea" style:font-weight-asian="normal" style:font-weight-complex="normal"/>
    </style:style>
    <style:style style:name="P24" style:family="paragraph" style:parent-style-name="Normale">
      <style:text-properties style:font-name="Ubuntu" fo:font-size="40pt" style:font-size-asian="40pt" style:font-size-complex="40pt"/>
    </style:style>
    <style:style style:name="P25" style:family="paragraph" style:parent-style-name="Normale">
      <style:text-properties style:font-name="Ubuntu" fo:language="en" fo:country="US"/>
    </style:style>
    <style:style style:name="P26" style:family="paragraph" style:parent-style-name="Normale">
      <style:text-properties officeooo:paragraph-rsid="001cced7"/>
    </style:style>
    <style:style style:name="P27" style:family="paragraph" style:parent-style-name="Normale">
      <style:text-properties officeooo:paragraph-rsid="001e362c"/>
    </style:style>
    <style:style style:name="P28" style:family="paragraph" style:parent-style-name="Normale">
      <style:paragraph-properties fo:text-align="start" style:justify-single-word="false"/>
      <style:text-properties officeooo:paragraph-rsid="001e362c"/>
    </style:style>
    <style:style style:name="P29" style:family="paragraph" style:parent-style-name="Contents_20_Heading">
      <style:paragraph-properties fo:break-before="page"/>
      <style:text-properties style:font-name="Ubuntu" officeooo:rsid="001f4eb6" officeooo:paragraph-rsid="001f4eb6"/>
    </style:style>
    <style:style style:name="P30" style:family="paragraph" style:parent-style-name="Normale" style:master-page-name="MPF0">
      <style:paragraph-properties style:page-number="auto" fo:break-before="page"/>
      <style:text-properties style:font-name="Ubuntu" fo:font-size="40pt" style:font-size-asian="40pt" style:font-size-complex="40pt"/>
    </style:style>
    <style:style style:name="P31" style:family="paragraph" style:parent-style-name="Heading_20_1">
      <style:text-properties style:font-name="Ubuntu" officeooo:rsid="00221cea" officeooo:paragraph-rsid="00221cea"/>
    </style:style>
    <style:style style:name="P32" style:family="paragraph" style:parent-style-name="Standard">
      <style:paragraph-properties fo:margin-top="0cm" fo:margin-bottom="0cm" style:contextual-spacing="false"/>
      <style:text-properties style:font-name="Ubuntu" fo:font-weight="normal" officeooo:rsid="001a6459" officeooo:paragraph-rsid="00221cea" style:font-weight-asian="normal" style:font-weight-complex="normal"/>
    </style:style>
    <style:style style:name="P33" style:family="paragraph" style:parent-style-name="Standard">
      <style:paragraph-properties fo:margin-top="0cm" fo:margin-bottom="0cm" style:contextual-spacing="false"/>
      <style:text-properties style:font-name="Ubuntu" fo:font-weight="normal" officeooo:rsid="001ce192" officeooo:paragraph-rsid="00221cea" style:font-weight-asian="normal" style:font-weight-complex="normal"/>
    </style:style>
    <style:style style:name="P34" style:family="paragraph" style:parent-style-name="Standard">
      <style:paragraph-properties fo:margin-top="0cm" fo:margin-bottom="0cm" style:contextual-spacing="false"/>
      <style:text-properties style:font-name="Ubuntu" fo:font-weight="normal" officeooo:rsid="0020337d" officeooo:paragraph-rsid="00221cea" style:font-weight-asian="normal" style:font-weight-complex="normal"/>
    </style:style>
    <style:style style:name="P35" style:family="paragraph" style:parent-style-name="Standard">
      <style:paragraph-properties fo:margin-top="0cm" fo:margin-bottom="0cm" style:contextual-spacing="false"/>
      <style:text-properties style:font-name="Ubuntu" fo:font-weight="normal" officeooo:rsid="00481820" officeooo:paragraph-rsid="00221cea" style:font-weight-asian="normal" style:font-weight-complex="normal"/>
    </style:style>
    <style:style style:name="P36" style:family="paragraph" style:parent-style-name="Standard" style:list-style-name="Numbering_20_1">
      <style:paragraph-properties fo:margin-left="0.503cm" fo:margin-right="0cm" fo:margin-top="0.3cm" fo:margin-bottom="0.15cm" style:contextual-spacing="false" fo:line-height="100%" fo:hyphenation-ladder-count="no-limit" fo:text-indent="-0.499cm" style:auto-text-indent="false" fo:background-color="transparent" style:shadow="none" text:number-lines="tru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0055ff" style:font-name="Ubuntu" fo:font-size="14pt" fo:font-style="normal" fo:font-weight="bold" officeooo:rsid="00141a62" officeooo:paragraph-rsid="00221cea" style:font-size-asian="14pt" style:font-style-asian="italic" style:font-weight-asian="bold" style:font-size-complex="14pt" style:font-style-complex="italic" style:font-weight-complex="bold" fo:hyphenate="false"/>
    </style:style>
    <style:style style:name="P3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Ubuntu" fo:font-weight="normal" officeooo:rsid="001baeba" officeooo:paragraph-rsid="00221cea" style:font-weight-asian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style:font-name="Ubuntu" fo:font-size="12pt" fo:letter-spacing="normal" fo:language="en" fo:country="none" fo:font-style="normal" fo:font-weight="normal" officeooo:rsid="005ba842" officeooo:paragraph-rsid="00221cea" style:font-size-asian="12pt" style:font-weight-asian="normal" style:font-size-complex="12pt" style:font-weight-complex="normal"/>
    </style:style>
    <style:style style:name="P39" style:family="paragraph"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f497d" style:font-name="Ubuntu" fo:font-size="40pt" style:font-name-asian="Times New Roman2" style:font-size-asian="40pt" style:font-name-complex="Times New Roman2" style:font-size-complex="40pt"/>
    </style:style>
    <style:style style:name="T3" style:family="text">
      <style:text-properties fo:color="#1f497d" style:font-name="Ubuntu" fo:font-size="20pt" officeooo:rsid="001e362c" style:font-name-asian="Times New Roman2" style:font-size-asian="20pt" style:font-name-complex="Times New Roman2" style:font-size-complex="20pt"/>
    </style:style>
    <style:style style:name="T4" style:family="text">
      <style:text-properties fo:color="#1f497d" style:font-name="Ubuntu" fo:font-size="12pt" style:font-name-asian="Times New Roman2" style:font-size-asian="10.5pt" style:font-name-complex="Times New Roman2" style:font-size-complex="12pt"/>
    </style:style>
    <style:style style:name="T5" style:family="text">
      <style:text-properties fo:color="#1f497d" style:font-name="Ubuntu" officeooo:rsid="001e362c"/>
    </style:style>
    <style:style style:name="T6" style:family="text">
      <style:text-properties fo:color="#ffffff" style:font-name="Ubuntu" fo:font-size="28pt" officeooo:rsid="001cced7" style:font-name-asian="Times New Roman2" style:font-size-asian="28pt" style:font-name-complex="Times New Roman2" style:font-size-complex="28pt"/>
    </style:style>
    <style:style style:name="T7" style:family="text">
      <style:text-properties style:font-name="Ubuntu"/>
    </style:style>
    <style:style style:name="T8" style:family="text">
      <style:text-properties style:font-name="Ubuntu" officeooo:rsid="001e362c"/>
    </style:style>
    <style:style style:name="T9" style:family="text">
      <style:text-properties style:font-name="Ubuntu" officeooo:rsid="001f4eb6"/>
    </style:style>
    <style:style style:name="T10" style:family="text">
      <style:text-properties style:font-name="Ubuntu" fo:font-weight="normal" officeooo:rsid="0011e762" style:font-weight-asian="normal" style:font-weight-complex="normal"/>
    </style:style>
    <style:style style:name="T11" style:family="text">
      <style:text-properties style:font-name="Ubuntu" fo:font-weight="normal" officeooo:rsid="000ffa69" style:font-weight-asian="normal" style:font-weight-complex="normal"/>
    </style:style>
    <style:style style:name="T12" style:family="text">
      <style:text-properties style:font-name="Ubuntu" fo:font-weight="normal" officeooo:rsid="0018d765" style:font-weight-asian="normal" style:font-weight-complex="normal"/>
    </style:style>
    <style:style style:name="T13" style:family="text">
      <style:text-properties style:font-name="Ubuntu" fo:font-weight="normal" officeooo:rsid="001b7fad" style:font-weight-asian="normal" style:font-weight-complex="normal"/>
    </style:style>
    <style:style style:name="T14" style:family="text">
      <style:text-properties style:font-name="Ubuntu" fo:font-weight="normal" officeooo:rsid="00141a62" style:font-weight-asian="normal" style:font-weight-complex="normal"/>
    </style:style>
    <style:style style:name="T15" style:family="text">
      <style:text-properties style:font-name="Ubuntu" fo:font-weight="normal" officeooo:rsid="001f4eb6" style:font-weight-asian="normal" style:font-weight-complex="normal"/>
    </style:style>
    <style:style style:name="T16" style:family="text">
      <style:text-properties style:font-name="Ubuntu" officeooo:rsid="00203661"/>
    </style:style>
    <style:style style:name="T17" style:family="text">
      <style:text-properties officeooo:rsid="001f4eb6"/>
    </style:style>
    <style:style style:name="T18" style:family="text">
      <style:text-properties fo:font-weight="normal" officeooo:rsid="0018d765" style:font-weight-asian="normal" style:font-weight-complex="normal"/>
    </style:style>
    <style:style style:name="T19" style:family="text">
      <style:text-properties fo:font-weight="normal" officeooo:rsid="001b7fad" style:font-weight-asian="normal" style:font-weight-complex="normal"/>
    </style:style>
    <style:style style:name="T20" style:family="text">
      <style:text-properties fo:font-weight="normal" officeooo:rsid="001a6459" style:font-weight-asian="normal" style:font-weight-complex="normal"/>
    </style:style>
    <style:style style:name="T21" style:family="text">
      <style:text-properties officeooo:rsid="00141a62"/>
    </style:style>
    <style:style style:name="T22" style:family="text">
      <style:text-properties officeooo:rsid="00127a37"/>
    </style:style>
    <style:style style:name="T23" style:family="text">
      <style:text-properties officeooo:rsid="00203661"/>
    </style:style>
    <style:style style:name="T24" style:family="text">
      <style:text-properties officeooo:rsid="002063fd"/>
    </style:style>
    <style:style style:name="T25" style:family="text">
      <style:text-properties officeooo:rsid="001b7fad"/>
    </style:style>
    <style:style style:name="T26" style:family="text">
      <style:text-properties officeooo:rsid="00481820"/>
    </style:style>
    <style:style style:name="T27" style:family="text">
      <style:text-properties officeooo:rsid="006d4bb8"/>
    </style:style>
    <style:style style:name="T28" style:family="text">
      <style:text-properties officeooo:rsid="007214c3"/>
    </style:style>
    <style:style style:name="T29" style:family="text">
      <style:text-properties officeooo:rsid="001ce192"/>
    </style:style>
    <style:style style:name="T30" style:family="text">
      <style:text-properties officeooo:rsid="001d608f"/>
    </style:style>
    <style:style style:name="T31" style:family="text">
      <style:text-properties officeooo:rsid="0020337d"/>
    </style:style>
    <style:style style:name="T32" style:family="text">
      <style:text-properties fo:color="#0055ff" style:font-name="Ubuntu" officeooo:rsid="00221cea"/>
    </style:style>
    <style:style style:name="T33" style:family="text">
      <style:text-properties fo:color="#0055ff" style:font-name="Ubuntu" officeooo:rsid="00240e3b"/>
    </style:style>
    <style:style style:name="T34" style:family="text">
      <style:text-properties officeooo:rsid="001e71ff"/>
    </style:style>
    <style:style style:name="T35" style:family="text">
      <style:text-properties fo:font-variant="normal" fo:text-transform="none" fo:color="#000000" fo:letter-spacing="normal" fo:language="en" fo:country="none" fo:font-style="normal" officeooo:rsid="0039b352" style:font-weight-asian="normal" style:font-weight-complex="normal"/>
    </style:style>
    <style:style style:name="T36" style:family="text">
      <style:text-properties fo:font-variant="normal" fo:text-transform="none" fo:color="#000000" fo:letter-spacing="normal" fo:language="en" fo:country="none" fo:font-style="normal" officeooo:rsid="0039b35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style:writing-mode="lr-tb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254cm" fo:padding-right="0.254cm" fo:padding-top="0.508cm" fo:padding-bottom="0.254cm" fo:border="none" style:writing-mode="lr-tb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c4bd97" draw:opacity="100%" style:run-through="background"/>
    </style:style>
    <style:style style:name="gr4" style:family="graphic">
      <style:graphic-properties draw:stroke="none" draw:fill="solid" draw:fill-color="#948a54" draw:opacity="100%" style:run-through="background"/>
    </style:style>
    <style:style style:name="gr5" style:family="graphic">
      <style:graphic-properties draw:stroke="none" draw:fill="solid" draw:fill-color="#4a452a" draw:opacity="100%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sella di testo 386" text:anchor-type="page" text:anchor-page-number="1" svg:x="12.051cm" svg:y="25.86cm" svg:width="7.01cm" style:rel-width="scale" svg:height="2.506cm" style:rel-height="scale" draw:z-index="3">
        <draw:text-box>
          <text:p text:style-name="P28"><text:span text:style-name="Car._20_predefinito_20_paragrafo"><text:span text:style-name="T8">Student<text:tab/><text:tab/></text:span></text:span><text:span text:style-name="Car._20_predefinito_20_paragrafo"><text:span text:style-name="T7">[Sean Heffernan]</text:span></text:span></text:p>
          <text:p text:style-name="P28"><text:span text:style-name="Car._20_predefinito_20_paragrafo"><text:span text:style-name="T8">ID<text:tab/><text:tab/><text:tab/></text:span></text:span><text:span text:style-name="Car._20_predefinito_20_paragrafo"><text:span text:style-name="T7">[0966654]</text:span></text:span></text:p>
          <text:p text:style-name="P28"><text:span text:style-name="Car._20_predefinito_20_paragrafo"><text:span text:style-name="T7">Supervis</text:span></text:span><text:span text:style-name="Car._20_predefinito_20_paragrafo"><text:span text:style-name="T8">or<text:tab/><text:tab/></text:span></text:span><text:span text:style-name="Car._20_predefinito_20_paragrafo"><text:span text:style-name="T7">[Des</text:span></text:span><text:span text:style-name="Car._20_predefinito_20_paragrafo"><text:span text:style-name="T7"> Chambers]</text:span></text:span></text:p>
        </draw:text-box>
      </draw:frame>
      <draw:frame draw:style-name="fr2" draw:name="Cornice3" text:anchor-type="page" text:anchor-page-number="1" svg:x="2.058cm" svg:y="17.678cm" svg:width="13.801cm" style:rel-width="scale" svg:height="4.085cm" style:rel-height="scale" draw:z-index="2">
        <draw:text-box>
          <text:p text:style-name="P27"><text:span text:style-name="Car._20_predefinito_20_paragrafo"><text:span text:style-name="T3">PiTorrent</text:span></text:span></text:p>
          <text:p text:style-name="P27"><text:span text:style-name="Car._20_predefinito_20_paragrafo"><text:span text:style-name="T5">A web fronent for rTorrent, designed to run on a Raspberry Pi</text:span></text:span></text:p>
        </draw:text-box>
      </draw:frame>
      <draw:custom-shape text:anchor-type="page" text:anchor-page-number="1" draw:z-index="0" draw:name="Rettangolo 6" draw:style-name="gr1" draw:text-style-name="P39" svg:width="18.702cm" svg:height="16.38cm" svg:x="1.148cm" svg:y="0.69cm">
        <text:p/>
        <draw:enhanced-geometry svg:viewBox="0 0 21600 21600" draw:type="non-primitive" draw:enhanced-path="M 0 0 L 21600 0 21600 21600 0 21600 Z N"/>
      </draw:custom-shape>
      <text:p text:style-name="P30"/>
      <text:p text:style-name="P24"/>
      <text:p text:style-name="Normale"><draw:g text:anchor-type="paragraph" draw:z-index="1" draw:name="Gruppo 7" draw:style-name="gr2"><draw:custom-shape draw:name="AutoShape 8" draw:style-name="gr3" svg:width="0.941cm" svg:height="2.057cm" draw:transform="rotate (-1.5707963267949) translate (17.9130416666667cm 15.7253472222222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svg:width="0.941cm" svg:height="2.057cm" draw:transform="rotate (-1.5707963267949) translate (17.9130416666667cm 15.1132777777778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svg:width="0.941cm" svg:height="2.057cm" draw:transform="rotate (-1.5707963267949) translate (17.9130416666667cm 14.5029722222222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<text:span text:style-name="Car._20_predefinito_20_paragrafo"><text:span text:style-name="T2"/></text:span></text:p>
      <text:p text:style-name="Normale"><text:span text:style-name="Car._20_predefinito_20_paragrafo"><text:span text:style-name="T2"/></text:span></text:p>
      <text:p text:style-name="Normale"><text:span text:style-name="Car._20_predefinito_20_paragrafo"><text:span text:style-name="T2"/></text:span></text:p>
      <text:p text:style-name="Normale"><text:span text:style-name="Car._20_predefinito_20_paragrafo"><text:span text:style-name="T2"/></text:span></text:p>
      <text:p text:style-name="Normale"><text:span text:style-name="Car._20_predefinito_20_paragrafo"><text:span text:style-name="T4"/></text:span></text:p>
      <text:p text:style-name="P26"><text:span text:style-name="Car._20_predefinito_20_paragrafo"><text:span text:style-name="T6">Project Definition Document</text:span></text:span></text:p>
      <text:table-of-content text:style-name="Sect1" text:name="Indice generale1">
        <text:table-of-content-source text:outline-level="4" text:use-index-marks="fals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29">Table of Contents</text:p>
          </text:index-title>
          <text:p text:style-name="P16"><text:s/></text:p>
          <text:p text:style-name="P16">1 <text:span text:style-name="T17">Introduction</text:span><text:tab/>3</text:p>
          <text:p text:style-name="P3">1.1 <text:span text:style-name="T17">Project Overview</text:span><text:tab/>3</text:p>
          <text:p text:style-name="P4">1.<text:span text:style-name="T17">2</text:span> <text:span text:style-name="T14">Definitions, Acronyms and Abbreviations</text:span><text:tab/>3</text:p>
          <text:p text:style-name="P19"><text:s/><text:span text:style-name="T9">2</text:span><text:span text:style-name="T7"> </text:span><text:span text:style-name="T9">Requirements</text:span><text:span text:style-name="T7"><text:tab/>3</text:span></text:p>
          <text:p text:style-name="P6"><text:span text:style-name="T9">2.1 </text:span><text:span text:style-name="T15">Functional Requirments </text:span><text:span text:style-name="T9"><text:tab/>.3</text:span></text:p>
          <text:p text:style-name="P6"><text:span text:style-name="T9">2.2 Use Cases for </text:span><text:span text:style-name="T15">Functional Requirments </text:span><text:span text:style-name="T9"><text:tab/>.3</text:span></text:p>
          <text:p text:style-name="P6"><text:span text:style-name="T9">2.3 Non-</text:span><text:span text:style-name="T15">Functional Requirments </text:span><text:span text:style-name="T9"><text:tab/>.3</text:span></text:p>
          <text:p text:style-name="P6"><text:span text:style-name="T9">2.1 General Constraints</text:span><text:span text:style-name="T15"> </text:span><text:span text:style-name="T9"><text:tab/>.3</text:span></text:p>
          <text:p text:style-name="P17"><text:span text:style-name="T23"><text:s/>3 </text:span><text:span text:style-name="T21">T</text:span><text:span text:style-name="T22">echnologies </text:span><text:span text:style-name="T21">and Frameworks</text:span><text:span text:style-name="T17"><text:tab/>3</text:span></text:p>
          <text:p text:style-name="P5"><text:span text:style-name="T23">3</text:span><text:span text:style-name="T17">.1 </text:span><text:span text:style-name="T16">Raspberry Pi</text:span><text:span text:style-name="T17"><text:tab/>.3</text:span></text:p>
          <text:p text:style-name="P5"><text:span text:style-name="T23">3</text:span><text:span text:style-name="T17">.</text:span><text:span text:style-name="T23">2</text:span><text:span text:style-name="T17"> </text:span><text:span text:style-name="T23">Raspbian</text:span><text:span text:style-name="T9"> </text:span><text:span text:style-name="T17"><text:tab/>.3</text:span></text:p>
          <text:p text:style-name="P5"><text:span text:style-name="T23">3</text:span><text:span text:style-name="T17">.</text:span><text:span text:style-name="T23">3</text:span><text:span text:style-name="T17"> </text:span><text:span text:style-name="T23">rTorrent</text:span><text:span text:style-name="T9"> </text:span><text:span text:style-name="T17"><text:tab/>.3</text:span></text:p>
          <text:p text:style-name="P5"><text:span text:style-name="T23">3</text:span><text:span text:style-name="T17">.</text:span><text:span text:style-name="T23">4 Node.js</text:span><text:span text:style-name="T9"> </text:span><text:span text:style-name="T17"><text:tab/>.3</text:span></text:p>
          <text:p text:style-name="P5"><text:span text:style-name="T23">3</text:span><text:span text:style-name="T17">.</text:span><text:span text:style-name="T23">5</text:span><text:span text:style-name="T17"> </text:span><text:span text:style-name="T23">Jade</text:span><text:span text:style-name="T9"> </text:span><text:span text:style-name="T17"><text:tab/>.3</text:span></text:p>
          <text:p text:style-name="P5"><text:span text:style-name="T23">3</text:span><text:span text:style-name="T17">.</text:span><text:span text:style-name="T23">6</text:span><text:span text:style-name="T17"> </text:span><text:span text:style-name="T23">RESTful Services</text:span><text:span text:style-name="T9"> </text:span><text:span text:style-name="T17"><text:tab/>.3</text:span></text:p>
          <text:p text:style-name="P5"><text:span text:style-name="T23">3</text:span><text:span text:style-name="T17">.</text:span><text:span text:style-name="T23">7</text:span><text:span text:style-name="T17"> </text:span><text:span text:style-name="T23">AngularJS</text:span><text:span text:style-name="T9"> </text:span><text:span text:style-name="T17"><text:tab/>.3</text:span></text:p>
          <text:p text:style-name="P5"><text:span text:style-name="T23">3</text:span><text:span text:style-name="T17">.</text:span><text:span text:style-name="T23">8</text:span><text:span text:style-name="T17"> </text:span><text:span text:style-name="T23">Bootstrap</text:span><text:span text:style-name="T9"> </text:span><text:span text:style-name="T17"><text:tab/>.3</text:span></text:p>
          <text:p text:style-name="P17"><text:span text:style-name="T23"><text:s/></text:span><text:span text:style-name="T24">4</text:span><text:span text:style-name="T23"> System Architecture</text:span><text:span text:style-name="T17"><text:tab/>3</text:span></text:p>
          <text:p text:style-name="P18"><text:span text:style-name="T23"><text:s/></text:span><text:span text:style-name="T24">5</text:span><text:span text:style-name="T23"> </text:span><text:span text:style-name="T24">References</text:span><text:span text:style-name="T17"><text:tab/>3</text:span></text:p>
        </text:index-body>
      </text:table-of-conten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2137215539894422563" text:style-name="Numbering_20_1">
        <text:list-item>
          <text:h text:style-name="P31" text:outline-level="1"><text:bookmark-start text:name="__RefHeading__360_161073819"/><text:soft-page-break/>Introduction<text:bookmark-end text:name="__RefHeading__360_161073819"/></text:h>
        </text:list-item>
      </text:list>
      <text:p text:style-name="P20"><text:span text:style-name="T11">The aim of this project is to build a system that will help end users to use their Raspberry Pi's as torrent sharing devices. </text:span><text:span text:style-name="T10">I aim to build on the existing torrent client – </text:span><text:span text:style-name="T12">r</text:span><text:span text:style-name="T13">T</text:span><text:span text:style-name="T12">orrent</text:span><text:span text:style-name="T10">, and extend it so that it may be accessed through a web interface. The end goal is that users who have a Raspberry Pi at home, can log into their Pi through a web interface, and add/remove/monitor their torrent downloads. <text:s/></text:span></text:p>
      <text:h text:style-name="P7" text:outline-level="2"><text:span text:style-name="T33">1.1 </text:span><text:span text:style-name="T32">Project Overview</text:span></text:h>
      <text:p text:style-name="P21"><text:span text:style-name="T18">The product is essentially a front end for r</text:span><text:span text:style-name="T19">T</text:span><text:span text:style-name="T18">orrent, </text:span><text:span text:style-name="T20">that is aimed to be run on a Raspberry Pi, but should run on any Unix</text:span><text:span text:style-name="T19">-</text:span><text:span text:style-name="T20">based Operating System (OS).</text:span></text:p>
      <text:p text:style-name="P32"/>
      <text:p text:style-name="P22"><text:span text:style-name="T28">R</text:span><text:span text:style-name="T25">Torrent is a torrent client that runs over a Command Line Interface (CLI). </text:span><text:span text:style-name="T29">Because of this, it has a steep learning curve as users have to learn a series of keyboard macros to use the software. </text:span></text:p>
      <text:p text:style-name="P33"/>
      <text:p text:style-name="P22"><text:span text:style-name="T30">My product will create a Graphic User Interface (GUI) </text:span><text:span text:style-name="T31">for rTorrent, which will allow users to combine rTorrent</text:span><text:span text:style-name="T28">'</text:span><text:span text:style-name="T31">s good points (low footprint, stability) with the ease of use of a GUI. </text:span></text:p>
      <text:p text:style-name="P34"/>
      <text:p text:style-name="P23">Futhermore, the GUI will be web based. This is advantageous for the fact that it will enable users to access their torrents remotely. This plays to the Raspberry Pi's strengths, <text:s/>where they are suited to running headless (with no peripheral devices attached).</text:p>
      <text:p text:style-name="P23"/>
      <text:p text:style-name="P23"><text:span text:style-name="T26">What sets my product apart from existing solutions is the fact that it should just work out of the box. Previous solutions rely on setting up a PHP web server with custom </text:span><text:span text:style-name="T27">Simple Common Gateway Interface (</text:span><text:span text:style-name="T26">SCGI</text:span><text:span text:style-name="T27">)</text:span><text:span text:style-name="T26"> plugins that enable the GUI and rTorrent to communicate. My solution is built on Unix sockets, and does not need any of these surplus technologies. </text:span></text:p>
      <text:p text:style-name="P35"/>
      <text:p text:style-name="P35"/>
      <text:list xml:id="list2134084674" text:continue-numbering="true" text:style-name="Numbering_20_1">
        <text:list-item>
          <text:list>
            <text:list-item>
              <text:h text:style-name="P36" text:outline-level="2">Definitions, Acronyms and Abbreviations</text:h>
            </text:list-item>
          </text:list>
        </text:list-item>
      </text:list>
      <text:p text:style-name="P8"/>
      <text:p text:style-name="P8">OS<text:tab/>Operating System</text:p>
      <text:p text:style-name="P37">CLI<text:tab/>Command Line Interface</text:p>
      <text:p text:style-name="P9"><text:span text:style-name="T34">GUI<text:tab/></text:span><text:span text:style-name="T30">Graphic User Interface</text:span></text:p>
      <text:p text:style-name="P10">SCGI <text:tab/>Simple Common Gateway Interface</text:p>
      <text:p text:style-name="P12">HTTP <text:tab/>Hyper Text Transmission Protocol</text:p>
      <text:p text:style-name="P13">REST<text:tab/>Representational State Transfer</text:p>
      <text:p text:style-name="P13">API<text:tab/>Application Programming Interface</text:p>
      <text:p text:style-name="P14">RPC <text:tab/>Remote Procedure Call</text:p>
      <text:p text:style-name="P11"><text:span text:style-name="T35">XML<text:tab/></text:span><text:span text:style-name="T36">EXtensible Markup Language</text:span></text:p>
      <text:p text:style-name="P15">I/O<text:tab/>Input/Output</text:p>
      <text:p text:style-name="P38">MVC <text:tab/>Model View Contro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Ubuntu" svg:font-family="Ubuntu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false" style:font-size-asian="11pt" style:language-asian="it" style:country-asian="IT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847cm" fo:margin-bottom="0cm" style:contextual-spacing="false" fo:keep-together="always" fo:hyphenation-ladder-count="no-limit" fo:keep-with-next="always"/>
      <style:text-properties fo:color="#365f91" style:font-name="Cambria" fo:font-size="14pt" fo:font-weight="bold" style:font-name-asian="Times New Roman2" style:font-size-asian="14pt" style:font-weight-asian="bold" style:font-name-complex="Times New Roman2" style:font-size-complex="14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style:paragraph-properties fo:margin-top="0.353cm" fo:margin-bottom="0cm" style:contextual-spacing="false" fo:keep-together="always" fo:hyphenation-ladder-count="no-limit" fo:keep-with-next="always"/>
      <style:text-properties fo:color="#4f81bd" style:font-name="Cambria" fo:font-size="13pt" fo:font-weight="bold" style:font-name-asian="Times New Roman2" style:font-size-asian="13pt" style:font-weight-asian="bold" style:font-name-complex="Times New Roman2" style:font-size-complex="13pt" style:font-weight-complex="bold" fo:hyphenate="false"/>
    </style:style>
    <style:style style:name="Titolo_20_3" style:display-name="Titolo 3" style:family="paragraph" style:parent-style-name="Normale" style:next-style-name="Normale" style:default-outline-level="3">
      <style:paragraph-properties fo:margin-top="0.353cm" fo:margin-bottom="0cm" style:contextual-spacing="false" fo:keep-together="always" fo:hyphenation-ladder-count="no-limit" fo:keep-with-next="always"/>
      <style:text-properties fo:color="#4f81bd" style:font-name="Cambria" fo:font-weight="bold" style:font-name-asian="Times New Roman2" style:font-weight-asian="bold" style:font-name-complex="Times New Roman2" style:font-weight-complex="bold" fo:hyphenate="false"/>
    </style:style>
    <style:style style:name="Titolo_20_4" style:display-name="Titolo 4" style:family="paragraph" style:parent-style-name="Normale" style:next-style-name="Normale" style:default-outline-level="4">
      <style:paragraph-properties fo:margin-top="0.353cm" fo:margin-bottom="0cm" style:contextual-spacing="false" fo:keep-together="always" fo:hyphenation-ladder-count="no-limit" fo:keep-with-next="always"/>
      <style:text-properties fo:color="#4f81bd" style:font-name="Cambria" fo:font-style="italic" fo:font-weight="bold" style:font-name-asian="Times New Roman2" style:font-style-asian="italic" style:font-weight-asian="bold" style:font-name-complex="Times New Roman2" style:font-style-complex="italic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style:font-name-asian="Times New Roman2" fo:hyphenate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itolo_20_sommario" style:display-name="Titolo sommario" style:family="paragraph" style:parent-style-name="Titolo_20_1" style:next-style-name="Normale" style:default-outline-level="" style:list-style-name="">
      <style:paragraph-properties fo:hyphenation-ladder-count="no-limit"/>
      <style:text-properties fo:hyphenate="false"/>
    </style:style>
    <style:style style:name="Heading" style:family="paragraph" style:parent-style-name="Normale" style:class="text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Times New Roman"/>
    </style:style>
    <style:style style:name="Title" style:family="paragraph" style:parent-style-name="Normale" style:next-style-name="Normale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2" style:font-size-asian="26pt" style:font-name-complex="Times New Roman2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499cm" fo:margin-bottom="0.199cm" style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  <style:background-image/>
      </style:paragraph-properties>
      <style:text-properties fo:color="#2b55ff" style:font-name="Cambria1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499cm" fo:margin-right="0cm" fo:margin-top="0.3cm" fo:margin-bottom="0.15cm" style:contextual-spacing="false" fo:text-align="justify" style:justify-single-word="false" fo:text-indent="0cm" style:auto-text-indent="false" fo:background-color="transparent" style:shadow="none" text:number-lines="true" text:line-number="0">
        <style:background-image/>
      </style:paragraph-properties>
      <style:text-properties fo:color="#0047ff" style:font-name="Cambria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1.598cm" fo:margin-right="0cm" fo:margin-top="0.199cm" fo:margin-bottom="0.101cm" style:contextual-spacing="false" fo:text-indent="-0.649cm" style:auto-text-indent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2baad5" style:font-name="Cambria1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2"/>
    </style:style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name-complex="Tahoma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size="26pt" fo:letter-spacing="0.009cm" style:letter-kerning="true" style:font-name-asian="Times New Roman2" style:font-size-asian="26pt" style:font-name-complex="Times New Roman2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size="13pt" fo:font-weight="bold" style:font-name-asian="Times New Roman2" style:font-size-asian="13pt" style:font-weight-asian="bold" style:font-name-complex="Times New Roman2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weight="bold" style:font-name-asian="Times New Roman2" style:font-weight-asian="bold" style:font-name-complex="Times New Roman2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paragraph-properties fo:text-align="center" style:justify-single-word="false"/>
      <style:text-properties officeooo:paragraph-rsid="001f4eb6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/></text:span></text:p>
        <text:p text:style-name="Heading"/>
      </style:header>
      <style:footer>
        <text:p text:style-name="MP2">Page <text:span text:style-name="Car._20_predefinito_20_paragrafo"><text:span text:style-name="MT1"><text:page-number text:select-page="current">3</text:page-number></text:span></text:span> of <text:s/><text:span text:style-name="Car._20_predefinito_20_paragrafo"><text:span text:style-name="MT1"><text:page-count>3</text:page-count></text:span></text:span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0" meta:image-count="0" meta:object-count="0" meta:page-count="3" meta:paragraph-count="48" meta:word-count="430" meta:character-count="2582" meta:non-whitespace-character-count="2165"/>
    <meta:user-defined meta:name="Author">Author</meta:user-defined>
    <meta:template xlink:type="simple" xlink:actuate="onRequest" xlink:title="" xlink:href="../../../../Documents/simplereport.odt/Normal.dotm"/>
  </office:meta>
</office:document-meta>
</file>